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">
      <style:text-properties officeooo:paragraph-rsid="00340841"/>
    </style:style>
    <style:style style:name="P2" style:family="paragraph" style:parent-style-name="text">
      <style:text-properties style:font-name="Times New Roman" fo:language="cs" fo:country="CZ" officeooo:rsid="00340841" officeooo:paragraph-rsid="009de7c1" style:font-size-asian="10.5pt"/>
    </style:style>
    <style:style style:name="P3" style:family="paragraph" style:parent-style-name="text">
      <style:text-properties style:font-name="Times New Roman" fo:language="cs" fo:country="CZ" officeooo:rsid="009257eb" officeooo:paragraph-rsid="009257eb" style:font-size-asian="10.5pt"/>
    </style:style>
    <style:style style:name="P4" style:family="paragraph" style:parent-style-name="Standard">
      <style:text-properties style:font-name="Times New Roman" fo:language="cs" fo:country="CZ" officeooo:rsid="009257eb" officeooo:paragraph-rsid="009bffc6" style:font-size-asian="10.5pt"/>
    </style:style>
    <style:style style:name="P5" style:family="paragraph" style:parent-style-name="Hlavička">
      <style:text-properties fo:font-variant="small-caps" style:font-name="Times New Roman" fo:font-size="35pt" fo:language="cs" fo:country="CZ" fo:font-weight="bold" officeooo:rsid="00a0ee38" officeooo:paragraph-rsid="00a0ee38" style:font-name-asian="Microsoft YaHei" style:font-size-asian="35pt" style:font-name-complex="Lucida Sans" style:font-size-complex="35pt"/>
    </style:style>
    <style:style style:name="P6" style:family="paragraph" style:parent-style-name="Heading_20_1">
      <style:paragraph-properties fo:text-align="center" style:justify-single-word="false"/>
      <style:text-properties style:font-name="Liberation Serif" fo:font-size="32pt" fo:font-weight="bold" officeooo:rsid="00aef67c" officeooo:paragraph-rsid="00aef67c" style:font-name-asian="SimSun" style:font-size-asian="32pt" style:font-weight-asian="bold" style:font-name-complex="Lucida Sans" style:font-size-complex="32pt" style:font-weight-complex="bold"/>
    </style:style>
    <style:style style:name="P7" style:family="paragraph" style:parent-style-name="text" style:list-style-name="L1">
      <style:text-properties officeooo:paragraph-rsid="00a0ee38"/>
    </style:style>
    <style:style style:name="P8" style:family="paragraph" style:parent-style-name="text" style:list-style-name="L1">
      <style:text-properties officeooo:paragraph-rsid="00b0223e"/>
    </style:style>
    <style:style style:name="P9" style:family="paragraph" style:parent-style-name="text" style:list-style-name="L1">
      <style:text-properties fo:language="cs" fo:country="CZ" officeooo:rsid="0078583c" officeooo:paragraph-rsid="0078583c"/>
    </style:style>
    <style:style style:name="P10" style:family="paragraph" style:parent-style-name="text" style:list-style-name="L1">
      <style:text-properties fo:language="cs" fo:country="CZ" officeooo:rsid="00116acc" officeooo:paragraph-rsid="00116acc"/>
    </style:style>
    <style:style style:name="P11" style:family="paragraph" style:parent-style-name="text" style:list-style-name="L1">
      <style:text-properties fo:language="cs" fo:country="CZ" officeooo:rsid="00116acc" officeooo:paragraph-rsid="0019cb4d"/>
    </style:style>
    <style:style style:name="P12" style:family="paragraph" style:parent-style-name="text" style:list-style-name="L1">
      <style:text-properties fo:language="cs" fo:country="CZ" officeooo:rsid="005356c7" officeooo:paragraph-rsid="00552fcb"/>
    </style:style>
    <style:style style:name="P13" style:family="paragraph" style:parent-style-name="text" style:list-style-name="L1">
      <style:text-properties fo:language="cs" fo:country="CZ" officeooo:rsid="00a899a9" officeooo:paragraph-rsid="00a899a9"/>
    </style:style>
    <style:style style:name="P14" style:family="paragraph" style:parent-style-name="text" style:list-style-name="L1">
      <style:text-properties fo:language="cs" fo:country="CZ" officeooo:rsid="00aa80bf" officeooo:paragraph-rsid="00aa80bf"/>
    </style:style>
    <style:style style:name="P15" style:family="paragraph" style:parent-style-name="text" style:list-style-name="L1">
      <style:text-properties fo:language="cs" fo:country="CZ" officeooo:rsid="005f4d3c" officeooo:paragraph-rsid="005f4d3c"/>
    </style:style>
    <style:style style:name="P16" style:family="paragraph" style:parent-style-name="text" style:list-style-name="L1">
      <style:text-properties fo:language="cs" fo:country="CZ" officeooo:rsid="0036e70b" officeooo:paragraph-rsid="0036e70b"/>
    </style:style>
    <style:style style:name="P17" style:family="paragraph" style:parent-style-name="text" style:list-style-name="L1">
      <style:text-properties fo:language="cs" fo:country="CZ" officeooo:rsid="00ad3bea" officeooo:paragraph-rsid="00ad3bea"/>
    </style:style>
    <style:style style:name="P18" style:family="paragraph" style:parent-style-name="text" style:list-style-name="L1">
      <style:text-properties fo:language="cs" fo:country="CZ" officeooo:rsid="00adb5d2" officeooo:paragraph-rsid="00adb5d2"/>
    </style:style>
    <style:style style:name="P19" style:family="paragraph" style:parent-style-name="text" style:list-style-name="L1">
      <style:text-properties fo:language="cs" fo:country="CZ" officeooo:rsid="00adb5d2" officeooo:paragraph-rsid="00b4c321"/>
    </style:style>
    <style:style style:name="P20" style:family="paragraph" style:parent-style-name="text" style:list-style-name="L1">
      <style:text-properties fo:language="cs" fo:country="CZ"/>
    </style:style>
    <style:style style:name="P21" style:family="paragraph" style:parent-style-name="text" style:list-style-name="L1">
      <style:text-properties fo:language="cs" fo:country="CZ" officeooo:rsid="0019cb4d" officeooo:paragraph-rsid="0019cb4d"/>
    </style:style>
    <style:style style:name="P22" style:family="paragraph" style:parent-style-name="text" style:list-style-name="L1">
      <style:text-properties fo:language="cs" fo:country="CZ" officeooo:rsid="0098a681" officeooo:paragraph-rsid="0098a681"/>
    </style:style>
    <style:style style:name="P23" style:family="paragraph" style:parent-style-name="text" style:list-style-name="L1">
      <style:text-properties fo:language="cs" fo:country="CZ" officeooo:rsid="00130026" officeooo:paragraph-rsid="00130026"/>
    </style:style>
    <style:style style:name="P24" style:family="paragraph" style:parent-style-name="text" style:list-style-name="L1">
      <style:text-properties fo:language="cs" fo:country="CZ" officeooo:rsid="001a0098" officeooo:paragraph-rsid="001a0098"/>
    </style:style>
    <style:style style:name="P25" style:family="paragraph" style:parent-style-name="text" style:list-style-name="L1">
      <style:text-properties fo:language="cs" fo:country="CZ" officeooo:rsid="006d65ba" officeooo:paragraph-rsid="006d65ba"/>
    </style:style>
    <style:style style:name="P26" style:family="paragraph" style:parent-style-name="text" style:list-style-name="L1">
      <style:text-properties fo:language="cs" fo:country="CZ" officeooo:rsid="00f9cf28" officeooo:paragraph-rsid="00adb5d2"/>
    </style:style>
    <style:style style:name="P27" style:family="paragraph" style:parent-style-name="text" style:list-style-name="L1">
      <style:text-properties fo:language="cs" fo:country="CZ" officeooo:rsid="00b1f88c" officeooo:paragraph-rsid="00b1f88c"/>
    </style:style>
    <style:style style:name="P28" style:family="paragraph" style:parent-style-name="text" style:list-style-name="L1">
      <style:text-properties fo:language="cs" fo:country="CZ" officeooo:rsid="00b3b553" officeooo:paragraph-rsid="00b3b553"/>
    </style:style>
    <style:style style:name="P29" style:family="paragraph" style:parent-style-name="text" style:list-style-name="L1">
      <style:text-properties fo:language="cs" fo:country="CZ" officeooo:rsid="00b4c321" officeooo:paragraph-rsid="00b4c321"/>
    </style:style>
    <style:style style:name="P30" style:family="paragraph" style:parent-style-name="text" style:list-style-name="L1">
      <style:text-properties style:font-name="Times New Roman" fo:language="cs" fo:country="CZ" officeooo:rsid="00a7bc98" officeooo:paragraph-rsid="00a7bc98" style:font-size-asian="10.5pt"/>
    </style:style>
    <style:style style:name="P31" style:family="paragraph" style:parent-style-name="text" style:list-style-name="L1">
      <style:text-properties style:font-name="Times New Roman" fo:language="cs" fo:country="CZ" officeooo:rsid="00a899a9" officeooo:paragraph-rsid="00b3b553" style:font-size-asian="10.5pt"/>
    </style:style>
    <style:style style:name="P32" style:family="paragraph" style:parent-style-name="text" style:list-style-name="L1">
      <style:text-properties style:font-name="Times New Roman" fo:language="cs" fo:country="CZ" officeooo:rsid="00ad3bea" officeooo:paragraph-rsid="00ad3bea" style:font-size-asian="10.5pt"/>
    </style:style>
    <style:style style:name="P33" style:family="paragraph" style:parent-style-name="text" style:list-style-name="L1">
      <style:text-properties style:font-name="Times New Roman" fo:language="cs" fo:country="CZ" officeooo:rsid="00adb5d2" officeooo:paragraph-rsid="00adb5d2" style:font-size-asian="10.5pt"/>
    </style:style>
    <style:style style:name="P34" style:family="paragraph" style:parent-style-name="text" style:list-style-name="L1">
      <style:text-properties style:font-name="Times New Roman" fo:language="cs" fo:country="CZ" officeooo:rsid="009a6208" officeooo:paragraph-rsid="009a6208" style:font-size-asian="10.5pt"/>
    </style:style>
    <style:style style:name="P35" style:family="paragraph" style:parent-style-name="text" style:list-style-name="L1">
      <style:text-properties style:font-name="Times New Roman" fo:language="cs" fo:country="CZ" officeooo:rsid="00b3b553" officeooo:paragraph-rsid="00b3b553" style:font-size-asian="10.5pt"/>
    </style:style>
    <style:style style:name="P36" style:family="paragraph" style:parent-style-name="text" style:list-style-name="L1">
      <style:text-properties style:font-name="Times New Roman" fo:language="cs" fo:country="CZ" officeooo:rsid="00b4f52d" officeooo:paragraph-rsid="00b4f52d" style:font-size-asian="10.5pt"/>
    </style:style>
    <style:style style:name="P37" style:family="paragraph" style:parent-style-name="text" style:list-style-name="L1">
      <style:text-properties officeooo:rsid="00ad3bea" officeooo:paragraph-rsid="00ad3bea"/>
    </style:style>
    <style:style style:name="P38" style:family="paragraph" style:parent-style-name="text" style:list-style-name="L1">
      <style:text-properties officeooo:rsid="00f7f733" officeooo:paragraph-rsid="00adb5d2"/>
    </style:style>
    <style:style style:name="P39" style:family="paragraph" style:parent-style-name="text" style:list-style-name="L1">
      <style:text-properties officeooo:rsid="00f9cf28" officeooo:paragraph-rsid="00adb5d2"/>
    </style:style>
    <style:style style:name="P40" style:family="paragraph" style:parent-style-name="text" style:list-style-name="L1">
      <style:text-properties officeooo:rsid="00b0223e" officeooo:paragraph-rsid="00b0223e"/>
    </style:style>
    <style:style style:name="P41" style:family="paragraph" style:parent-style-name="text" style:list-style-name="L1">
      <style:text-properties officeooo:rsid="00b4f52d" officeooo:paragraph-rsid="00b4f52d"/>
    </style:style>
    <style:style style:name="T1" style:family="text">
      <style:text-properties officeooo:rsid="001a5e8f"/>
    </style:style>
    <style:style style:name="T2" style:family="text">
      <style:text-properties officeooo:rsid="00282615"/>
    </style:style>
    <style:style style:name="T3" style:family="text">
      <style:text-properties style:font-name="Times New Roman" fo:language="cs" fo:country="CZ" style:font-size-asian="10.5pt"/>
    </style:style>
    <style:style style:name="T4" style:family="text">
      <style:text-properties style:font-name="Times New Roman" fo:language="cs" fo:country="CZ" officeooo:rsid="001f999d" style:font-size-asian="10.5pt"/>
    </style:style>
    <style:style style:name="T5" style:family="text">
      <style:text-properties style:font-name="Times New Roman" fo:language="cs" fo:country="CZ" officeooo:rsid="00340841" style:font-size-asian="10.5pt"/>
    </style:style>
    <style:style style:name="T6" style:family="text">
      <style:text-properties style:font-name="Times New Roman" fo:language="cs" fo:country="CZ" officeooo:rsid="0076b954" style:font-size-asian="10.5pt"/>
    </style:style>
    <style:style style:name="T7" style:family="text">
      <style:text-properties style:font-name="Times New Roman" fo:language="cs" fo:country="CZ" officeooo:rsid="00a899a9" style:font-size-asian="10.5pt"/>
    </style:style>
    <style:style style:name="T8" style:family="text">
      <style:text-properties style:font-name="Times New Roman" fo:language="cs" fo:country="CZ" officeooo:rsid="00aa80bf" style:font-size-asian="10.5pt"/>
    </style:style>
    <style:style style:name="T9" style:family="text">
      <style:text-properties style:font-name="Times New Roman" fo:language="cs" fo:country="CZ" officeooo:rsid="00adb5d2" style:font-size-asian="10.5pt"/>
    </style:style>
    <style:style style:name="T10" style:family="text">
      <style:text-properties style:font-name="Times New Roman" fo:language="cs" fo:country="CZ" officeooo:rsid="00b0223e" style:font-size-asian="10.5pt"/>
    </style:style>
    <style:style style:name="T11" style:family="text">
      <style:text-properties style:font-name="Times New Roman" style:font-size-asian="10.5pt"/>
    </style:style>
    <style:style style:name="T12" style:family="text">
      <style:text-properties style:font-name="Times New Roman" officeooo:rsid="00a190c7" style:font-size-asian="10.5pt"/>
    </style:style>
    <style:style style:name="T13" style:family="text">
      <style:text-properties style:font-name="Times New Roman" officeooo:rsid="00b4f52d" style:font-size-asian="10.5pt"/>
    </style:style>
    <style:style style:name="T14" style:family="text">
      <style:text-properties fo:language="cs" fo:country="CZ"/>
    </style:style>
    <style:style style:name="T15" style:family="text">
      <style:text-properties fo:language="cs" fo:country="CZ" officeooo:rsid="0078583c"/>
    </style:style>
    <style:style style:name="T16" style:family="text">
      <style:text-properties fo:language="cs" fo:country="CZ" officeooo:rsid="00aa80bf"/>
    </style:style>
    <style:style style:name="T17" style:family="text">
      <style:text-properties fo:language="cs" fo:country="CZ" officeooo:rsid="00a0ee38"/>
    </style:style>
    <style:style style:name="T18" style:family="text">
      <style:text-properties officeooo:rsid="009d1fd8"/>
    </style:style>
    <style:style style:name="T19" style:family="text">
      <style:text-properties officeooo:rsid="00763b50"/>
    </style:style>
    <style:style style:name="T20" style:family="text">
      <style:text-properties officeooo:rsid="00a899a9"/>
    </style:style>
    <style:style style:name="T21" style:family="text">
      <style:text-properties officeooo:rsid="00aa80bf"/>
    </style:style>
    <style:style style:name="T22" style:family="text">
      <style:text-properties officeooo:rsid="00aef67c"/>
    </style:style>
    <style:style style:name="T23" style:family="text">
      <style:text-properties officeooo:rsid="00b0223e"/>
    </style:style>
    <style:style style:name="T24" style:family="text">
      <style:text-properties officeooo:rsid="00b3b553"/>
    </style:style>
    <style:style style:name="T25" style:family="text">
      <style:text-properties officeooo:rsid="00b4c321"/>
    </style:style>
    <style:style style:name="T26" style:family="text">
      <style:text-properties officeooo:rsid="00b4f52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Vítězslav Nezval</text:p>
      <text:h text:style-name="P6" text:outline-level="1">Edison</text:h>
      <text:list xml:id="list347361392" text:style-name="L1">
        <text:list-item>
          <text:p text:style-name="P9"/>
          <text:list>
            <text:list-item>
              <text:p text:style-name="P30"><text:span text:style-name="T19">p</text:span>oezie; báseň; <text:span text:style-name="T20">lyr</text:span><text:span text:style-name="T23">ická báseň s epickými prvky</text:span></text:p>
              <text:list>
                <text:list-item>
                  <text:p text:style-name="P8"><text:span text:style-name="T15">kratší žánr, </text:span><text:span text:style-name="T7">veršované, úvahy, téměř bez děje</text:span></text:p>
                </text:list-item>
                <text:list-item>
                  <text:p text:style-name="P8"><text:span text:style-name="T10">Střípky Edisonova života; potká sebevraha na mostu</text:span></text:p>
                </text:list-item>
                <text:list-item>
                  <text:p text:style-name="P8"><text:span text:style-name="T10">připomíná pásmo; proud vědomí</text:span></text:p>
                  <text:list>
                    <text:list-item>
                      <text:p text:style-name="P40"><text:span text:style-name="T7">a</text:span><text:span text:style-name="T3">le trošku srozumitelnější myšlenky</text:span></text:p>
                    </text:list-item>
                    <text:list-item>
                      <text:p text:style-name="P40"><text:span text:style-name="T3">zde je ale verš vázaný a pravidelný rým</text:span></text:p>
                    </text:list-item>
                  </text:list>
                </text:list-item>
              </text:list>
            </text:list-item>
            <text:list-item>
              <text:p text:style-name="P10">Téma <text:span text:style-name="T2">a motivy</text:span></text:p>
              <text:list>
                <text:list-item>
                  <text:p text:style-name="P12">obecně</text:p>
                  <text:list>
                    <text:list-item>
                      <text:p text:style-name="P13">Edisonův přínos společnosti</text:p>
                    </text:list-item>
                    <text:list-item>
                      <text:p text:style-name="P13">Pokrok ve vědě; vliv na společnost</text:p>
                      <text:list>
                        <text:list-item>
                          <text:p text:style-name="P27">žárovka</text:p>
                        </text:list-item>
                      </text:list>
                    </text:list-item>
                    <text:list-item>
                      <text:p text:style-name="P27">přirovnání života vynálezce k životu hazardního hráče</text:p>
                      <text:list>
                        <text:list-item>
                          <text:p text:style-name="P27">oba nemají stabilní příjem</text:p>
                        </text:list-item>
                      </text:list>
                    </text:list-item>
                    <text:list-item>
                      <text:p text:style-name="P27">srovnání lidí s cílem života</text:p>
                    </text:list-item>
                    <text:list-item>
                      <text:p text:style-name="P13">smrt; bez<text:span text:style-name="T21">n</text:span>aděj</text:p>
                    </text:list-item>
                    <text:list-item>
                      <text:p text:style-name="P27">pocit marnosti za života → tvůrčí lidská práce posunující lidstvo</text:p>
                    </text:list-item>
                    <text:list-item>
                      <text:p text:style-name="P14">smysl života</text:p>
                      <text:list>
                        <text:list-item>
                          <text:p text:style-name="P27">pokrok společnosti</text:p>
                        </text:list-item>
                        <text:list-item>
                          <text:p text:style-name="P27">objevování a objevy; smysluplné konání směřující k cíli</text:p>
                        </text:list-item>
                        <text:list-item>
                          <text:p text:style-name="P27">hledání toho, co by člověk mohl po sobě zanechat</text:p>
                        </text:list-item>
                      </text:list>
                    </text:list-item>
                    <text:list-item>
                      <text:p text:style-name="P27">vzpomínky</text:p>
                    </text:list-item>
                    <text:list-item>
                      <text:p text:style-name="P27"/>
                    </text:list-item>
                  </text:list>
                </text:list-item>
              </text:list>
            </text:list-item>
            <text:list-item>
              <text:p text:style-name="P15">zasazení výňatku</text:p>
              <text:list>
                <text:list-item>
                  <text:p text:style-name="P28">Život je potřeba vidět ve všech barvách</text:p>
                </text:list-item>
              </text:list>
            </text:list-item>
            <text:list-item>
              <text:p text:style-name="P16">časoprostor</text:p>
              <text:list>
                <text:list-item>
                  <text:p text:style-name="P31">Praha <text:span text:style-name="T24">první polovina 20. století</text:span>;</text:p>
                </text:list-item>
                <text:list-item>
                  <text:p text:style-name="P31">USA + Kanada <text:span text:style-name="T24">(19. až 20. století)</text:span></text:p>
                </text:list-item>
                <text:list-item>
                  <text:p text:style-name="P35">různé historické osobnosti</text:p>
                </text:list-item>
              </text:list>
            </text:list-item>
            <text:list-item>
              <text:p text:style-name="P11">kompozice</text:p>
              <text:list>
                <text:list-item>
                  <text:list>
                    <text:list-item>
                      <text:p text:style-name="P14">rámcová</text:p>
                      <text:list>
                        <text:list-item>
                          <text:p text:style-name="P28">Rámec: Praha</text:p>
                        </text:list-item>
                      </text:list>
                    </text:list-item>
                    <text:list-item>
                      <text:p text:style-name="P17"><text:span text:style-name="T26">výčtové </text:span>anafory; <text:span text:style-name="T26">paraelismus</text:span></text:p>
                    </text:list-item>
                    <text:list-item>
                      <text:p text:style-name="P18">5 zpěvů</text:p>
                      <text:list>
                        <text:list-item>
                          <text:p text:style-name="P19"><text:span text:style-name="T24">prochází se po Praze a potkává se s lidmi beze smyslu; </text:span>sebevrah <text:span text:style-name="T24">(přelud); četl noviny </text:span><text:span text:style-name="T25">a to ho vedlo k úvahám</text:span><text:span text:style-name="T24">;</text:span></text:p>
                        </text:list-item>
                        <text:list-item>
                          <text:p text:style-name="P19">Edison v mládí; </text:p>
                          <text:list>
                            <text:list-item>
                              <text:p text:style-name="P29">paralelismus ve vzpomínkách na otce</text:p>
                            </text:list-item>
                            <text:list-item>
                              <text:p text:style-name="P29">historicky podloženo</text:p>
                            </text:list-item>
                            <text:list-item>
                              <text:p text:style-name="P29">Kamelot; průvodčí</text:p>
                            </text:list-item>
                          </text:list>
                        </text:list-item>
                        <text:list-item>
                          <text:p text:style-name="P18">vynálezy; pokr<text:span text:style-name="T22">o</text:span>ky lidstva</text:p>
                          <text:list>
                            <text:list-item>
                              <text:p text:style-name="P29">Práce a píle Edisona</text:p>
                            </text:list-item>
                          </text:list>
                        </text:list-item>
                        <text:list-item>
                          <text:p text:style-name="P18">smysl života</text:p>
                          <text:list>
                            <text:list-item>
                              <text:p text:style-name="P29">euforie z vynálezu</text:p>
                            </text:list-item>
                            <text:list-item>
                              <text:p text:style-name="P29">obdiv → distancování → samota; smutek</text:p>
                            </text:list-item>
                            <text:list-item>
                              <text:p text:style-name="P29"><text:soft-page-break/>Ne každý se může stát slavným</text:p>
                            </text:list-item>
                          </text:list>
                        </text:list-item>
                        <text:list-item>
                          <text:p text:style-name="P29">Návrat do Prahy (osvětlená Praha; ztracené existence)</text:p>
                          <text:list>
                            <text:list-item>
                              <text:p text:style-name="P29">Bez Edisona by nemohla být osvětlena → život má smysl</text:p>
                            </text:list-item>
                            <text:list-item>
                              <text:p text:style-name="P29">ale je kontrastní; rovnováh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0"><text:s/></text:p>
          <text:list>
            <text:list-item>
              <text:p text:style-name="P10">vypravěč:</text:p>
              <text:list>
                <text:list-item>
                  <text:p text:style-name="P7"><text:span text:style-name="T8">Ich</text:span><text:span text:style-name="T17"> forma; </text:span><text:span text:style-name="T16">básník píše svoje úvahy</text:span></text:p>
                </text:list-item>
                <text:list-item>
                  <text:p text:style-name="P41"><text:span text:style-name="T16">E</text:span><text:span text:style-name="T14">r forma při vyprávění o Edisonovi</text:span></text:p>
                </text:list-item>
                <text:list-item>
                  <text:p text:style-name="P37"><text:span text:style-name="T16">H</text:span><text:span text:style-name="T14">ojně zastoupen</text:span></text:p>
                </text:list-item>
              </text:list>
            </text:list-item>
            <text:list-item>
              <text:p text:style-name="P21">vyprávěcí způsoby, typy promluv</text:p>
              <text:list>
                <text:list-item>
                  <text:p text:style-name="P22"><text:span text:style-name="T13">neznačená </text:span><text:span text:style-name="T11">přímá řeč, ???</text:span><text:span text:style-name="T13">polopřímá řeč???</text:span></text:p>
                </text:list-item>
              </text:list>
            </text:list-item>
            <text:list-item>
              <text:p text:style-name="P23">postavy</text:p>
              <text:list>
                <text:list-item>
                  <text:p text:style-name="P32">Básník</text:p>
                  <text:list>
                    <text:list-item>
                      <text:p text:style-name="P33">zdlouhavé úvahy</text:p>
                    </text:list-item>
                  </text:list>
                </text:list-item>
                <text:list-item>
                  <text:p text:style-name="P33">(Edison)</text:p>
                  <text:list>
                    <text:list-item>
                      <text:p text:style-name="P33">spíše symbol</text:p>
                    </text:list-item>
                  </text:list>
                </text:list-item>
                <text:list-item>
                  <text:p text:style-name="P33">Sebevrah</text:p>
                  <text:list>
                    <text:list-item>
                      <text:p text:style-name="P33">beznaděj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"><text:span text:style-name="T1">jazykové prostředky</text:span> </text:p>
          <text:list>
            <text:list-item>
              <text:list>
                <text:list-item>
                  <text:p text:style-name="P34">spisovný jazyk (spíše moderní)</text:p>
                </text:list-item>
                <text:list-item>
                  <text:p text:style-name="P33">v<text:span text:style-name="T26">ázaný</text:span> verš sdružený</text:p>
                  <text:list>
                    <text:list-item>
                      <text:p text:style-name="P36">směřuje k trocheji</text:p>
                    </text:list-item>
                  </text:list>
                </text:list-item>
                <text:list-item>
                  <text:p text:style-name="P33">bez interpunkce</text:p>
                </text:list-item>
              </text:list>
            </text:list-item>
          </text:list>
        </text:list-item>
        <text:list-item>
          <text:p text:style-name="P25">Auto<text:span text:style-name="T18">r </text:span></text:p>
        </text:list-item>
        <text:list-item>
          <text:p text:style-name="P38">Vítězslav Nezval</text:p>
          <text:list>
            <text:list-item>
              <text:p text:style-name="P38">Most</text:p>
            </text:list-item>
            <text:list-item>
              <text:p text:style-name="P38">báseň Podivuhodný Kouzelník</text:p>
              <text:list>
                <text:list-item>
                  <text:p text:style-name="P38">poetismus</text:p>
                </text:list-item>
                <text:list-item>
                  <text:p text:style-name="P38">kouzelník ztělesňuje poetické představy</text:p>
                </text:list-item>
              </text:list>
            </text:list-item>
            <text:list-item>
              <text:p text:style-name="P38">soubor Pantomima</text:p>
              <text:list>
                <text:list-item>
                  <text:p text:style-name="P38">poetismus</text:p>
                </text:list-item>
                <text:list-item>
                  <text:p text:style-name="P38">Abeceda</text:p>
                </text:list-item>
              </text:list>
            </text:list-item>
            <text:list-item>
              <text:p text:style-name="P38">uměl spojovat věci a vjemy</text:p>
            </text:list-item>
            <text:list-item>
              <text:p text:style-name="P38">Akrobat, Edison</text:p>
              <text:list>
                <text:list-item>
                  <text:p text:style-name="P38">krize optimistického pohledu na svět</text:p>
                </text:list-item>
              </text:list>
            </text:list-item>
            <text:list-item>
              <text:p text:style-name="P39">ideologií komunista</text:p>
              <text:list>
                <text:list-item>
                  <text:p text:style-name="P39">vyhrocení po 1948</text:p>
                </text:list-item>
              </text:list>
            </text:list-item>
            <text:list-item>
              <text:p text:style-name="P39">poema Stalin</text:p>
            </text:list-item>
            <text:list-item>
              <text:p text:style-name="P39">dále přechod k surrealismu</text:p>
              <text:list>
                <text:list-item>
                  <text:p text:style-name="P39">sbírka Praha s prsty deště</text:p>
                </text:list-item>
                <text:list-item>
                  <text:p text:style-name="P39">Žena v množném čísle</text:p>
                </text:list-item>
                <text:list-item>
                  <text:p text:style-name="P26">Absolutní</text:p>
                </text:list-item>
              </text:list>
            </text:list-item>
          </text:list>
        </text:list-item>
      </text:list>
      <text:p text:style-name="P1"><text:span text:style-name="T4">ZDROJE:</text:span><text:span text:style-name="T14"> </text:span></text:p>
      <text:p text:style-name="P1"><text:span text:style-name="T9">NEZVAL</text:span><text:span text:style-name="T5">, </text:span><text:span text:style-name="T9">Vítězslav</text:span><text:span text:style-name="T5">. </text:span><text:span text:style-name="T9">Edison</text:span><text:span text:style-name="T5"> [online]. <text:s/></text:span><text:span text:style-name="T6">[2020-</text:span><text:span text:style-name="T9">10</text:span><text:span text:style-name="T6">-</text:span><text:span text:style-name="T9">12</text:span><text:span text:style-name="T6">]</text:span><text:span text:style-name="T5"> Dostupné z WWW:</text:span></text:p>
      <text:p text:style-name="P2">&lt;http://www.mgo-2c.unas.cz/ceska_knih/NEZVAL-Edison.pdf&gt;.</text:p>
      <text:p text:style-name="P3">Vlastní zápisky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style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style:contextual-spacing="true" style:page-number="auto" style:shadow="none" style:writing-mode="page"/>
      <style:text-properties fo:text-transform="capitaliz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style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3T19:36:35.122000000</meta:creation-date>
    <dc:date>2020-10-23T20:10:28.038883838</dc:date>
    <meta:editing-duration>P1DT7H56M43S</meta:editing-duration>
    <meta:editing-cycles>72</meta:editing-cycles>
    <meta:generator>LibreOffice/7.0.2.2$Linux_X86_64 LibreOffice_project/00$Build-2</meta:generator>
    <meta:print-date>2019-10-24T13:44:17.138776397</meta:print-date>
    <meta:document-statistic meta:table-count="0" meta:image-count="0" meta:object-count="0" meta:page-count="2" meta:paragraph-count="92" meta:word-count="410" meta:character-count="2300" meta:non-whitespace-character-count="2059"/>
  </office:meta>
</office:document-meta>
</file>